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81d" officeooo:paragraph-rsid="001f281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size="12pt" officeooo:rsid="001f281d" officeooo:paragraph-rsid="0024be1b" style:font-size-asian="12pt" style:font-size-complex="12pt"/>
    </style:style>
    <style:style style:name="P3" style:family="paragraph" style:parent-style-name="Standard" style:list-style-name="L12">
      <style:paragraph-properties fo:line-height="150%" fo:text-align="justify" style:justify-single-word="false"/>
      <style:text-properties fo:font-size="12pt" officeooo:rsid="005eb59a" officeooo:paragraph-rsid="0024be1b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fo:font-size="12pt" officeooo:rsid="001f281d" officeooo:paragraph-rsid="0024be1b" style:font-size-asian="12pt" style:font-size-complex="12pt"/>
    </style:style>
    <style:style style:name="P5" style:family="paragraph" style:parent-style-name="Text_20_body" style:list-style-name="L1">
      <style:paragraph-properties fo:line-height="150%" fo:text-align="justify" style:justify-single-word="false"/>
      <style:text-properties fo:font-size="12pt" officeooo:paragraph-rsid="0024be1b" style:font-size-asian="12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fo:font-size="12pt" officeooo:paragraph-rsid="0024be1b" style:font-size-asian="12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fo:font-size="12pt" officeooo:rsid="004636ba" officeooo:paragraph-rsid="0024be1b" style:font-size-asian="12pt" style:font-size-complex="12pt"/>
    </style:style>
    <style:style style:name="P8" style:family="paragraph" style:parent-style-name="Text_20_body" style:list-style-name="L8">
      <style:paragraph-properties fo:line-height="150%" fo:text-align="justify" style:justify-single-word="false"/>
      <style:text-properties fo:font-size="12pt" officeooo:rsid="005c6a78" officeooo:paragraph-rsid="0024be1b" style:font-size-asian="12pt" style:font-size-complex="12pt"/>
    </style:style>
    <style:style style:name="P9" style:family="paragraph" style:parent-style-name="Text_20_body" style:list-style-name="L9">
      <style:paragraph-properties fo:line-height="150%" fo:text-align="justify" style:justify-single-word="false"/>
      <style:text-properties fo:font-size="12pt" officeooo:rsid="005b224b" officeooo:paragraph-rsid="0024be1b" style:font-size-asian="12pt" style:font-size-complex="12pt"/>
    </style:style>
    <style:style style:name="P10" style:family="paragraph" style:parent-style-name="Text_20_body" style:list-style-name="L10">
      <style:paragraph-properties fo:line-height="150%" fo:text-align="justify" style:justify-single-word="false"/>
      <style:text-properties fo:font-size="12pt" officeooo:rsid="005a2cc2" officeooo:paragraph-rsid="0024be1b" style:font-size-asian="12pt" style:font-size-complex="12pt"/>
    </style:style>
    <style:style style:name="P11" style:family="paragraph" style:parent-style-name="Text_20_body" style:list-style-name="L13">
      <style:paragraph-properties fo:line-height="150%" fo:text-align="justify" style:justify-single-word="false"/>
      <style:text-properties fo:font-size="12pt" officeooo:rsid="005eb59a" officeooo:paragraph-rsid="0024be1b" style:font-size-asian="12pt" style:font-size-complex="12pt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2pt" fo:font-weight="bold" officeooo:paragraph-rsid="0024be1b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24be1b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line-height="150%" fo:text-align="justify" style:justify-single-word="false"/>
      <style:text-properties fo:font-size="12pt" fo:font-weight="bold" officeooo:rsid="004636ba" officeooo:paragraph-rsid="0024be1b" style:font-size-asian="12pt" style:font-weight-asian="bold" style:font-size-complex="12pt" style:font-weight-complex="bold"/>
    </style:style>
    <style:style style:name="P15" style:family="paragraph" style:parent-style-name="Text_20_body" style:list-style-name="L11">
      <style:paragraph-properties fo:line-height="150%" fo:text-align="justify" style:justify-single-word="false"/>
      <style:text-properties fo:font-variant="normal" fo:text-transform="none" fo:font-size="12pt" fo:letter-spacing="normal" fo:font-style="normal" fo:font-weight="normal" officeooo:rsid="005d8104" officeooo:paragraph-rsid="0024be1b" style:font-size-asian="12pt" style:font-size-complex="12pt"/>
    </style:style>
    <style:style style:name="T1" style:family="text">
      <style:text-properties officeooo:rsid="001fb06b"/>
    </style:style>
    <style:style style:name="T2" style:family="text">
      <style:text-properties officeooo:rsid="00218d5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636ba" style:font-weight-asian="normal" style:font-weight-complex="normal"/>
    </style:style>
    <style:style style:name="T5" style:family="text">
      <style:text-properties fo:font-weight="normal" officeooo:rsid="0040c560" style:font-weight-asian="normal" style:font-weight-complex="normal"/>
    </style:style>
    <style:style style:name="T6" style:family="text">
      <style:text-properties fo:font-weight="normal" officeooo:rsid="0041981f" style:font-weight-asian="normal" style:font-weight-complex="normal"/>
    </style:style>
    <style:style style:name="T7" style:family="text">
      <style:text-properties fo:font-weight="normal" officeooo:rsid="0012f2d0" style:font-weight-asian="normal" style:font-weight-complex="normal"/>
    </style:style>
    <style:style style:name="T8" style:family="text">
      <style:text-properties fo:font-weight="normal" officeooo:rsid="0044f406" style:font-weight-asian="normal" style:font-weight-complex="normal"/>
    </style:style>
    <style:style style:name="T9" style:family="text">
      <style:text-properties officeooo:rsid="00495d2d"/>
    </style:style>
    <style:style style:name="T10" style:family="text">
      <style:text-properties officeooo:rsid="004636ba"/>
    </style:style>
    <style:style style:name="T11" style:family="text">
      <style:text-properties officeooo:rsid="004beec0"/>
    </style:style>
    <style:style style:name="T12" style:family="text">
      <style:text-properties officeooo:rsid="005c37d2"/>
    </style:style>
    <style:style style:name="T13" style:family="text">
      <style:text-properties officeooo:rsid="004effe2"/>
    </style:style>
    <style:style style:name="T14" style:family="text">
      <style:text-properties officeooo:rsid="004d8e4c"/>
    </style:style>
    <style:style style:name="T15" style:family="text">
      <style:text-properties officeooo:rsid="0050050d"/>
    </style:style>
    <style:style style:name="T16" style:family="text">
      <style:text-properties officeooo:rsid="005344f5"/>
    </style:style>
    <style:style style:name="T17" style:family="text">
      <style:text-properties officeooo:rsid="0018351c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5d8104"/>
    </style:style>
    <style:style style:name="T20" style:family="text">
      <style:text-properties fo:font-variant="normal" fo:text-transform="none" fo:letter-spacing="normal" fo:font-style="normal" fo:font-weight="normal" officeooo:rsid="00629a96"/>
    </style:style>
    <style:style style:name="T21" style:family="text">
      <style:text-properties officeooo:rsid="00349d4f"/>
    </style:style>
    <style:style style:name="T22" style:family="text">
      <style:text-properties officeooo:rsid="003c8d14"/>
    </style:style>
    <style:style style:name="T23" style:family="text">
      <style:text-properties officeooo:rsid="00364331"/>
    </style:style>
    <style:style style:name="T24" style:family="text">
      <style:text-properties officeooo:rsid="00366e45"/>
    </style:style>
    <style:style style:name="T25" style:family="text">
      <style:text-properties officeooo:rsid="003e06ee"/>
    </style:style>
    <style:style style:name="T26" style:family="text">
      <style:text-properties officeooo:rsid="005d8104"/>
    </style:style>
    <style:style style:name="T27" style:family="text">
      <style:text-properties officeooo:rsid="0045a31c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ntrevista</text:p>
      <text:p text:style-name="P6"><text:span text:style-name="T9">Data:</text:span> <text:span text:style-name="T9">08/04/2016</text:span></text:p>
      <text:p text:style-name="P6"><text:span text:style-name="T10">Entrevistado: </text:span>Professora Karina</text:p>
      <text:p text:style-name="P7">Entrevistadores: Joyce, Adeline</text:p>
      <text:p text:style-name="P6">Modulo: <text:span text:style-name="T10">Controle de estoque</text:span></text:p>
      <text:p text:style-name="P13">Perguntas realizadas:</text:p>
      <text:list xml:id="list2192626306402930979" text:style-name="L1">
        <text:list-item>
          <text:p text:style-name="P5">Existe alguma forma de controle de estoque <text:span text:style-name="T11">e no caso de haver, como ele é feito</text:span>? (Software específico, planilha no Excel, anotações feitas a mão)</text:p>
        </text:list-item>
      </text:list>
      <text:list xml:id="list9220078708333800816" text:style-name="L8">
        <text:list-item>
          <text:p text:style-name="P8">Exel e formulário de baixa.</text:p>
        </text:list-item>
      </text:list>
      <text:list xml:id="list10524569695974" text:continue-list="list2192626306402930979" text:style-name="L1">
        <text:list-item>
          <text:p text:style-name="P5">Existe controle de acesso ao estoque?</text:p>
        </text:list-item>
      </text:list>
      <text:list xml:id="list2976191725821257150" text:style-name="L9">
        <text:list-item>
          <text:p text:style-name="P9">Sim. Apenas um técnico responsável, professores e coordenadores possuem chave. <text:span text:style-name="T12">Baixas devem ser registradas num formulário.</text:span></text:p>
        </text:list-item>
      </text:list>
      <text:list xml:id="list10523337633355" text:continue-list="list10524569695974" text:style-name="L1">
        <text:list-item>
          <text:p text:style-name="P5">Como é dada <text:span text:style-name="T13">a</text:span> <text:span text:style-name="T14">entrada e a</text:span> baixa <text:span text:style-name="T15">dos</text:span> produto <text:span text:style-name="T16">do</text:span> estoque? </text:p>
        </text:list-item>
      </text:list>
      <text:list xml:id="list4145305912301484978" text:style-name="L10">
        <text:list-item>
          <text:p text:style-name="P10">Existe relação dos produtos numa planilha no excel, baixas são registradas em um formulário localizado no estoque <text:span text:style-name="T12">contendo nome, medicamento, data de validade e data de retirada</text:span>. </text:p>
        </text:list-item>
      </text:list>
      <text:list xml:id="list10523987846922" text:continue-list="list10523337633355" text:style-name="L1">
        <text:list-item>
          <text:p text:style-name="P5"><text:span text:style-name="T17">Co</text:span><text:span text:style-name="T18">mo é determinado quando será feita uma nova compra pra reposição de produtos?</text:span></text:p>
        </text:list-item>
      </text:list>
      <text:list xml:id="list5681598314191744850" text:style-name="L11">
        <text:list-item>
          <text:p text:style-name="P15">Devido ao processo administrativo do Hovet pode-se realizar apenas uma compra anual. </text:p>
        </text:list-item>
      </text:list>
      <text:list xml:id="list10523142645746" text:continue-list="list10523987846922" text:style-name="L1">
        <text:list-item>
          <text:p text:style-name="P2">É relevante que o sistema ofereça controle de validade dos produtos?</text:p>
        </text:list-item>
      </text:list>
      <text:list xml:id="list6459932407622797905" text:style-name="L12">
        <text:list-item>
          <text:p text:style-name="P3">Sim</text:p>
        </text:list-item>
      </text:list>
      <text:list xml:id="list10523713648704" text:continue-list="list10523142645746" text:style-name="L1">
        <text:list-item>
          <text:p text:style-name="P5">Como são feitas as compras?</text:p>
        </text:list-item>
      </text:list>
      <text:list xml:id="list5387912529856410949" text:style-name="L13">
        <text:list-item>
          <text:p text:style-name="P11">Licitação. <text:span text:style-name="T19">É feita uma lista com uma previsão aproximada quantos medicamentos e materiais serão necessários durante o ano.</text:span></text:p>
        </text:list-item>
      </text:list>
      <text:list xml:id="list10524755302098" text:continue-list="list10523713648704" text:style-name="L1">
        <text:list-item>
          <text:p text:style-name="P5"><text:span text:style-name="T7">O </text:span><text:span text:style-name="T3">que é considerada uma prioridade </text:span><text:span text:style-name="T8">para o estoque no momento?</text:span></text:p>
        </text:list-item>
      </text:list>
      <text:p text:style-name="P14">Respostas</text:p>
      <text:p text:style-name="P6">Existem dois estoques farmacológicos, um para pequenos animais e outro para grandes animais, e <text:span text:style-name="T21">os laboratórios contém seu próprio estoque.</text:span></text:p>
      <text:p text:style-name="P6">Existe um técnico responsável <text:span text:style-name="T22">por</text:span> estoque <text:span text:style-name="T23">farmacológico </text:span>e o acesso é restrito <text:span text:style-name="T24">a</text:span> coordenadores e professores. </text:p>
      <text:p text:style-name="P6"><text:soft-page-break/><text:span text:style-name="T25">Todo o controle de estoque é feito numa planilha no excel. A</text:span> entrada no estoque pode ser feita através de compra ou doações. <text:span text:style-name="T19">Devido ao processo administrativo do Hovet pode-se realizar apenas uma compra anual </text:span><text:span text:style-name="T20">de materiais, equipamentos e medicamentos</text:span><text:span text:style-name="T19">. </text:span><text:span text:style-name="T20">Para a licitação é</text:span><text:span text:style-name="T19"> feita uma lista com uma previsão aproximada quantos medicamentos e materiais serão necessários durante o ano, </text:span><text:span text:style-name="T26"><text:s/>significando que caso a previsão não seja acertada e um medicamento ou material acabar, deve-se esperar até o próximo ano para reposição seja feita. Uma previsão é feita com ba</text:span></text:p>
      <text:p text:style-name="P6">As doações podem <text:span text:style-name="T27">ser realizadas por</text:span> empresas, ongs ou pessoas físicas, e ainda por produtos excedentes de consultas e projetos onde o cliente fornece o material para o paciente.</text:p>
      <text:p text:style-name="P4"><text:span text:style-name="T4">Os usuários com permissão possuem a chave do estoque e tem acesso irrestrito, podendo retirar os </text:span><text:span text:style-name="T5">medicamentos e materiais </text:span><text:span text:style-name="T4">a qualquer momento, tendo apenas que preencher uma ficha de papel localizada no próprio estoque </text:span><text:span text:style-name="T6">e que contém </text:span><text:span text:style-name="T4">o nome, data, produto e vencimento do produ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4S</meta:editing-duration>
    <meta:editing-cycles>8</meta:editing-cycles>
    <meta:generator>LibreOffice/4.4.6.3$Linux_X86_64 LibreOffice_project/40m0$Build-3</meta:generator>
    <dc:date>2016-04-12T01:05:22.586887401</dc:date>
    <meta:document-statistic meta:table-count="0" meta:image-count="0" meta:object-count="0" meta:page-count="2" meta:paragraph-count="25" meta:word-count="391" meta:character-count="2436" meta:non-whitespace-character-count="2078"/>
    <meta:user-defined meta:name="Info 1"/>
    <meta:user-defined meta:name="Info 2"/>
    <meta:user-defined meta:name="Info 3"/>
    <meta:user-defined meta:name="Info 4"/>
  </office:meta>
</office:document-meta>
</file>